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dd0" officeooo:paragraph-rsid="00196dd0"/>
    </style:style>
    <style:style style:name="P2" style:family="paragraph" style:parent-style-name="Standard">
      <style:text-properties officeooo:rsid="001fae81" officeooo:paragraph-rsid="00196dd0"/>
    </style:style>
    <style:style style:name="P3" style:family="paragraph" style:parent-style-name="Standard">
      <style:text-properties officeooo:rsid="00196dd0" officeooo:paragraph-rsid="00196dd0"/>
    </style:style>
    <style:style style:name="P4" style:family="paragraph" style:parent-style-name="Standard">
      <style:text-properties officeooo:rsid="00234546" officeooo:paragraph-rsid="00234546"/>
    </style:style>
    <style:style style:name="P5" style:family="paragraph" style:parent-style-name="Standard" style:list-style-name="L2">
      <style:text-properties officeooo:rsid="00234546" officeooo:paragraph-rsid="00234546"/>
    </style:style>
    <style:style style:name="P6" style:family="paragraph" style:parent-style-name="Standard" style:list-style-name="L3">
      <style:text-properties officeooo:rsid="00234546" officeooo:paragraph-rsid="00234546"/>
    </style:style>
    <style:style style:name="P7" style:family="paragraph" style:parent-style-name="Standard" style:list-style-name="L3">
      <style:text-properties officeooo:rsid="002392c8" officeooo:paragraph-rsid="002392c8"/>
    </style:style>
    <style:style style:name="T1" style:family="text">
      <style:text-properties officeooo:rsid="001dffc9"/>
    </style:style>
    <style:style style:name="T2" style:family="text">
      <style:text-properties officeooo:rsid="00234546"/>
    </style:style>
    <style:style style:name="T3" style:family="text">
      <style:text-properties officeooo:rsid="002392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tes on installing Linux on a pre-existing Windows 8.x </text:span>UEFI <text:span text:style-name="T2">firmware-based system</text:span></text:p>
      <text:p text:style-name="P1"/>
      <text:p text:style-name="P4">Background</text:p>
      <text:p text:style-name="P4"/>
      <text:list xml:id="list1421267752773818903" text:style-name="L2">
        <text:list-item>
          <text:p text:style-name="P5">UEFI Firmware</text:p>
        </text:list-item>
        <text:list-item>
          <text:p text:style-name="P5">Windows 8.x installation</text:p>
        </text:list-item>
        <text:list-item>
          <text:p text:style-name="P5">Secure Boot ON, </text:p>
        </text:list-item>
      </text:list>
      <text:p text:style-name="P4"/>
      <text:p text:style-name="P4">Partitioning for Linux</text:p>
      <text:p text:style-name="P4"/>
      <text:list xml:id="list3686787701594193409" text:style-name="L3">
        <text:list-item>
          <text:p text:style-name="P6">Go to <text:span text:style-name="T3">Window Power Shell and type in 'compmgmt.msc' to take you to Computer Management, then select Disk Management.</text:span></text:p>
        </text:list-item>
        <text:list-item>
          <text:p text:style-name="P7">Right click on the 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23:05:49.864463119</meta:creation-date>
    <dc:date>2015-12-05T08:19:07.579956751</dc:date>
    <meta:editing-duration>PT43M16S</meta:editing-duration>
    <meta:editing-cycles>10</meta:editing-cycles>
    <meta:generator>LibreOffice/4.3.3.2$Linux_X86_64 LibreOffice_project/430m0$Build-2</meta:generator>
    <meta:document-statistic meta:table-count="0" meta:image-count="0" meta:object-count="0" meta:page-count="1" meta:paragraph-count="8" meta:word-count="52" meta:character-count="307" meta:non-whitespace-character-count="266"/>
  </office:meta>
</office:document-meta>
</file>